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ncode Sans Condensed" svg:font-family="'Encode Sans Condense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1.4285in" style:rel-column-width="13986*"/>
    </style:style>
    <style:style style:name="Table1.B" style:family="table-column">
      <style:table-column-properties style:column-width="5.2646in" style:rel-column-width="51549*"/>
    </style:style>
    <style:style style:name="Table1.A1" style:family="table-cell">
      <style:table-cell-properties style:vertical-align="middle" fo:padding="0.0208in" fo:border="none"/>
    </style:style>
    <style:style style:name="Table1.A2" style:family="table-cell">
      <style:table-cell-properties fo:padding="0.0208in" fo:border="none"/>
    </style:style>
    <style:style style:name="Table1.A3" style:family="table-cell">
      <style:table-cell-properties fo:padding="0.0208in" fo:border="none"/>
    </style:style>
    <style:style style:name="Table1.A4" style:family="table-cell">
      <style:table-cell-properties fo:padding="0.0208in" fo:border="none"/>
    </style:style>
    <style:style style:name="Table1.A5" style:family="table-cell">
      <style:table-cell-properties fo:padding="0.0208in" fo:border="none"/>
    </style:style>
    <style:style style:name="Table1.A6" style:family="table-cell">
      <style:table-cell-properties fo:padding="0.0208in" fo:border="none"/>
    </style:style>
    <style:style style:name="Table1.A7" style:family="table-cell">
      <style:table-cell-properties fo:padding="0.0208in" fo:border="none"/>
    </style:style>
    <style:style style:name="Table1.A8" style:family="table-cell">
      <style:table-cell-properties fo:padding="0.0208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1546d1" officeooo:paragraph-rsid="001546d1"/>
    </style:style>
    <style:style style:name="P3" style:family="paragraph" style:parent-style-name="Table_20_Contents">
      <style:paragraph-properties fo:text-align="end" style:justify-single-word="false"/>
      <style:text-properties fo:font-weight="bold" officeooo:rsid="001689ac" officeooo:paragraph-rsid="001689ac" style:font-weight-asian="bold" style:font-weight-complex="bold"/>
    </style:style>
    <style:style style:name="P4" style:family="paragraph" style:parent-style-name="Table_20_Contents">
      <style:text-properties officeooo:rsid="001689ac" officeooo:paragraph-rsid="001689ac"/>
    </style:style>
    <style:style style:name="P5" style:family="paragraph" style:parent-style-name="Heading_20_2">
      <style:paragraph-properties fo:margin-left="0in" fo:margin-right="0in" fo:margin-top="0in" fo:margin-bottom="0in" loext:contextual-spacing="false" fo:line-height="140%" fo:text-indent="0in" style:auto-text-indent="false" fo:padding="0in" fo:border="none"/>
      <style:text-properties fo:color="#000000" style:font-name="Encode Sans Condense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table:number-columns-spanned="2" office:value-type="string">
            <text:h text:style-name="P5" text:outline-level="2">Environmental Monitoring Intern</text:h>
          </table:table-cell>
          <table:covered-table-cell/>
        </table:table-row>
        <table:table-row>
          <table:table-cell table:style-name="Table1.A7" office:value-type="string">
            <text:p text:style-name="P1"><text:span text:style-name="Strong_20_Emphasis"><text:span text:style-name="T1">Location:</text:span></text:span></text:p>
          </table:table-cell>
          <table:table-cell table:style-name="Table1.A1" office:value-type="string">
            <text:p text:style-name="P2">Dresden</text:p>
          </table:table-cell>
        </table:table-row>
        <table:table-row>
          <table:table-cell table:style-name="Table1.A7" office:value-type="string">
            <text:p text:style-name="P1"><text:span text:style-name="Strong_20_Emphasis"><text:span text:style-name="T1">Employment Type:</text:span></text:span></text:p>
          </table:table-cell>
          <table:table-cell table:style-name="Table1.A1" office:value-type="string">
            <text:p text:style-name="Table_20_Contents">Intern - Full Time</text:p>
          </table:table-cell>
        </table:table-row>
        <table:table-row>
          <table:table-cell table:style-name="Table1.A7" office:value-type="string">
            <text:p text:style-name="P1"><text:span text:style-name="Strong_20_Emphasis"><text:span text:style-name="T1">Department:</text:span></text:span></text:p>
          </table:table-cell>
          <table:table-cell table:style-name="Table1.A1" office:value-type="string">
            <text:p text:style-name="Table_20_Contents">ENR</text:p>
          </table:table-cell>
        </table:table-row>
        <table:table-row>
          <table:table-cell table:style-name="Table1.A7" office:value-type="string">
            <text:p text:style-name="P1"><text:span text:style-name="Strong_20_Emphasis"><text:span text:style-name="T1">Description:</text:span></text:span></text:p>
          </table:table-cell>
          <table:table-cell table:style-name="Table1.A1" office:value-type="string">
            <text:p text:style-name="Table_20_Contents">The intern’s main duties will be to assist ENR’s Monitoring Program Manager with water quality monitoring, vegetation monitoring, indoor air quality monitoring, data collection and data entry. Potential candidates should be an enrolled student or recently graduated at least 18 years of age and have a strong interest in a Natural Resources work such as, Water Quality, Habitat Restoration, Forestry or another related field. Candidates should be willing and able to work outside in rough terrain, in or near water, and in all types of weather. There may also be times when public speaking for small groups or one on one is needed.</text:p>
          </table:table-cell>
        </table:table-row>
        <table:table-row>
          <table:table-cell table:style-name="Table1.A7" office:value-type="string">
            <text:p text:style-name="P1"><text:span text:style-name="Strong_20_Emphasis"><text:span text:style-name="T1">Duties:</text:span></text:span></text:p>
          </table:table-cell>
          <table:table-cell table:style-name="Table1.A1" office:value-type="string">
            <text:p text:style-name="Table_20_Contents">• Assist with vegetation and water quality monitoring<text:line-break/>• Data collection and data entry<text:line-break/>• Assist with organization and implementation of volunteer events<text:line-break/>• Work with Outreach programon ENR Department education and outreach<text:line-break/>• Other duties as assigned</text:p>
          </table:table-cell>
        </table:table-row>
        <table:table-row>
          <table:table-cell table:style-name="Table1.A7" office:value-type="string">
            <text:p text:style-name="P1"><text:span text:style-name="Strong_20_Emphasis"><text:span text:style-name="T1">Qualifications:</text:span></text:span></text:p>
          </table:table-cell>
          <table:table-cell table:style-name="Table1.A1" office:value-type="string">
            <text:p text:style-name="Table_20_Contents">• Accountability - Ability to accept responsibility and account for his/her actions.<text:line-break/>• Active Listening - Ability to actively attend to, convey, and understand the comments and questions of others.<text:line-break/>• Change Management - Ability to encourage others to seek opportunities for different and innovative approaches to addressing problems and opportunities.<text:line-break/>• Communication, Oral - Ability to communicate effectively with others using the spoken word.<text:line-break/>• Communication, Written – Ability to communicate effectively in writing<text:line-break/>• Conflict Resolution - Ability to deal with others in an antagonistic situation.<text:line-break/>• Diversity - Ability to work effectively with people regardless of their age, gender, race, ethnicity, religion, or job type. Ability to be culturally sensitive.<text:line-break/>• Honesty / Integrity - Ability to be truthful and be seen as credible in the workplace.<text:line-break/>• Working Under Pressure - Ability to complete assigned tasks under stressful situations.<text:line-break/>Required Qualifications:<text:line-break/>• Ability to work outdoors in all types of weather<text:line-break/>• Familiarity with or ability and desire to learn Scientific Method and Applications<text:line-break/>• Familiarity with Habitat Restoration or ability and desire to learn<text:line-break/>• Ability to communicate effectively both orally and in written form<text:line-break/>• Ability to work with a team, takes initiative, and communicates clearly with team members<text:line-break/>Desired Qualifications:<text:line-break/>• Driver’s license<text:line-break/>• Ability to identify native plants and Noxious Weeds<text:line-break/>• Some knowledge of water quality parameters and issues behind them or desire to learn<text:line-break/>• Some knowledge of indoor air quality issues or desire to learn <text:line-break/>• Familiar with GPS equipment or desire to learn <text:line-break/><text:soft-page-break/>• Familiar with GIS mapping or desire to learn<text:line-break/>• Some experience using Microsoft programs such as excel, power point and/or publisher<text:line-break/><text:line-break/>SKILLS &amp; ABILITIES <text:line-break/><text:line-break/>Education : <text:line-break/>Potential candidates should be an enrolled student or recently graduated<text:line-break/><text:line-break/><text:line-break/>Experience : <text:line-break/>Some coursework in Water Quality, Habitat Restoration, Forestry or another related field is desired<text:line-break/>Computer Skills <text:line-break/>Must be proficient with computers. <text:line-break/><text:line-break/>Certificates &amp; Licenses <text:line-break/><text:line-break/>Other Requirements <text:line-break/>Must pass pre-employment and random drug screenings as required. <text:line-break/>Must pass background check.</text:p>
          </table:table-cell>
        </table:table-row>
        <table:table-row>
          <table:table-cell table:style-name="Table1.A8" office:value-type="string">
            <text:p text:style-name="P3">Contact:</text:p>
          </table:table-cell>
          <table:table-cell table:style-name="Table1.A1" office:value-type="string">
            <text:p text:style-name="P4">Jonatan Strube, s74053@htw-dresden.d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ncode Sans Condensed" svg:font-family="'Encode Sans Condense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6:41:53.238149742</meta:creation-date>
    <dc:date>2015-12-12T17:12:56.162122994</dc:date>
    <meta:editing-duration>PT15M12S</meta:editing-duration>
    <meta:editing-cycles>3</meta:editing-cycles>
    <meta:generator>LibreOffice/5.0.2.2$Linux_X86_64 LibreOffice_project/00m0$Build-2</meta:generator>
    <meta:document-statistic meta:table-count="1" meta:image-count="0" meta:object-count="0" meta:page-count="2" meta:paragraph-count="15" meta:word-count="493" meta:character-count="3239" meta:non-whitespace-character-count="2744"/>
  </office:meta>
</office:document-meta>
</file>